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ろおろ・・・おろおろ・・・）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(Uwah... uwah...) &gt;_&lt;</text:p>
          </table:table-cell>
          <table:table-cell table:number-columns-repeated="1020"/>
        </table:table-row>
        <table:table-row>
          <table:table-cell table:style-name="ce0" office:value-type="string">
            <text:p>こ、これ・・・マジでや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！！　足もとの砂が・・・流れて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ああ落ちるうううううう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っちの砂も流れ始めた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谷に・・・引き込まれ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ああぁ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ゃああああ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3T11:26:20+01:00</meta:creation-date>
    <dc:date>2019-11-23T11:26:2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